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44" table:default-cell-style-name="Default"/>
        <table:table-column table:style-name="co1" table:number-columns-repeated="933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4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number-columns-repeated="12" table:style-name="ce19" office:value-type="float" office:value="1" calcext:value-type="float">
            <text:p>1</text:p>
          </table:table-cell>
          <table:table-cell table:style-name="ce19" table:number-columns-repeated="11"/>
          <table:table-cell table:number-columns-repeated="933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30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33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30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12"/>
          <table:table-cell table:number-columns-repeated="933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933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933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2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3" table:style-name="ce19" office:value-type="float" office:value="1" calcext:value-type="float">
            <text:p>1</text:p>
          </table:table-cell>
          <table:table-cell table:style-name="ce19" table:number-columns-repeated="11"/>
          <table:table-cell table:number-columns-repeated="933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number-columns-repeated="1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933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933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8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6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10" table:style-name="ce19" office:value-type="float" office:value="1" calcext:value-type="float">
            <text:p>1</text:p>
          </table:table-cell>
          <table:table-cell table:style-name="ce19" table:number-columns-repeated="12"/>
          <table:table-cell table:number-columns-repeated="933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number-columns-repeated="11" table:style-name="ce19" office:value-type="float" office:value="1" calcext:value-type="float">
            <text:p>1</text:p>
          </table:table-cell>
          <table:table-cell table:style-name="ce19" table:number-columns-repeated="12"/>
          <table:table-cell table:number-columns-repeated="933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20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61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6"/>
          <table:table-cell table:number-columns-repeated="933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0" calcext:value-type="float">
            <text:p>10</text:p>
          </table:table-cell>
          <table:table-cell table:style-name="ce3" table:formula="of:=COUNTA([.CE2:.CE22])" office:value-type="float" office:value="7" calcext:value-type="float">
            <text:p>7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4" calcext:value-type="float">
            <text:p>4</text:p>
          </table:table-cell>
          <table:table-cell table:style-name="ce3" table:formula="of:=COUNTA([.CI2:.CI22])" office:value-type="float" office:value="4" calcext:value-type="float">
            <text:p>4</text:p>
          </table:table-cell>
          <table:table-cell table:number-columns-repeated="937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1"/>
          <table:table-cell table:number-columns-repeated="933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11"/>
          <table:table-cell table:number-columns-repeated="933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0" calcext:value-type="float">
            <text:p>0</text:p>
          </table:table-cell>
          <table:table-cell table:style-name="ce30" table:formula="of:=IF([.BS24]&gt;0; [.BS25]/[.BS24]; 0)" office:value-type="float" office:value="0" calcext:value-type="float">
            <text:p>0</text:p>
          </table:table-cell>
          <table:table-cell table:style-name="ce30" table:formula="of:=IF([.BT24]&gt;0; [.BT25]/[.BT24]; 0)" office:value-type="float" office:value="56.25" calcext:value-type="float">
            <text:p>56</text:p>
          </table:table-cell>
          <table:table-cell table:style-name="ce30" table:formula="of:=IF([.BU24]&gt;0; [.BU25]/[.BU24]; 0)" office:value-type="float" office:value="62.5" calcext:value-type="float">
            <text:p>63</text:p>
          </table:table-cell>
          <table:table-cell table:style-name="ce30" table:formula="of:=IF([.BV24]&gt;0; [.BV25]/[.BV24]; 0)" office:value-type="float" office:value="40" calcext:value-type="float">
            <text:p>40</text:p>
          </table:table-cell>
          <table:table-cell table:style-name="ce30" table:formula="of:=IF([.BW24]&gt;0; [.BW25]/[.BW24]; 0)" office:value-type="float" office:value="45" calcext:value-type="float">
            <text:p>45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30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0" calcext:value-type="float">
            <text:p>0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number-columns-repeated="4"/>
          <table:table-cell table:number-columns-repeated="933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257.142857142857" calcext:value-type="float">
            <text:p>257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257.142857142857" calcext:value-type="float">
            <text:p>257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240" calcext:value-type="float">
            <text:p>240</text:p>
          </table:table-cell>
          <table:table-cell table:style-name="ce14" table:formula="of:=[.BG25]-SUM([.BG2:.BG21])*[.BG26]" office:value-type="float" office:value="225" calcext:value-type="float">
            <text:p>22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257.142857142857" calcext:value-type="float">
            <text:p>257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180" calcext:value-type="float">
            <text:p>180</text:p>
          </table:table-cell>
          <table:table-cell table:style-name="ce14" table:formula="of:=[.BO25]-SUM([.BO2:.BO21])*[.BO26]" office:value-type="float" office:value="180" calcext:value-type="float">
            <text:p>180</text:p>
          </table:table-cell>
          <table:table-cell table:style-name="ce14" table:formula="of:=[.BP25]-SUM([.BP2:.BP21])*[.BP26]" office:value-type="float" office:value="180" calcext:value-type="float">
            <text:p>18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450" calcext:value-type="float">
            <text:p>450</text:p>
          </table:table-cell>
          <table:table-cell table:style-name="ce14" table:formula="of:=[.BS25]-SUM([.BS2:.BS21])*[.BS26]" office:value-type="float" office:value="450" calcext:value-type="float">
            <text:p>450</text:p>
          </table:table-cell>
          <table:table-cell table:style-name="ce14" table:formula="of:=[.BT25]-SUM([.BT2:.BT21])*[.BT26]" office:value-type="float" office:value="-112.5" calcext:value-type="float">
            <text:p>-113</text:p>
          </table:table-cell>
          <table:table-cell table:style-name="ce14" table:formula="of:=[.BU25]-SUM([.BU2:.BU21])*[.BU26]" office:value-type="float" office:value="-125" calcext:value-type="float">
            <text:p>-125</text:p>
          </table:table-cell>
          <table:table-cell table:style-name="ce14" table:formula="of:=[.BV25]-SUM([.BV2:.BV21])*[.BV26]" office:value-type="float" office:value="-40" calcext:value-type="float">
            <text:p>-40</text:p>
          </table:table-cell>
          <table:table-cell table:style-name="ce14" table:formula="of:=[.BW25]-SUM([.BW2:.BW21])*[.BW26]" office:value-type="float" office:value="-45" calcext:value-type="float">
            <text:p>-45</text:p>
          </table:table-cell>
          <table:table-cell table:style-name="ce14" table:formula="of:=[.BX25]-SUM([.BX2:.BX21])*[.BX26]" office:value-type="float" office:value="0" calcext:value-type="float">
            <text:p>0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4" table:formula="of:=[.CA25]-SUM([.CA2:.CA21])*[.CA26]" office:value-type="float" office:value="-50" calcext:value-type="float">
            <text:p>-5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1])*[.CD26]" office:value-type="float" office:value="0" calcext:value-type="float">
            <text:p>0</text:p>
          </table:table-cell>
          <table:table-cell table:style-name="ce14" table:formula="of:=[.CE25]-SUM([.CE2:.CE21])*[.CE26]" office:value-type="float" office:value="0" calcext:value-type="float">
            <text:p>0</text:p>
          </table:table-cell>
          <table:table-cell table:style-name="ce14" table:formula="of:=[.CF25]-SUM([.CF2:.CF21])*[.CF26]" office:value-type="float" office:value="0" calcext:value-type="float">
            <text:p>0</text:p>
          </table:table-cell>
          <table:table-cell table:style-name="ce14" table:formula="of:=[.CG25]-SUM([.CG2:.CG21])*[.CG26]" office:value-type="float" office:value="0" calcext:value-type="float">
            <text:p>0</text:p>
          </table:table-cell>
          <table:table-cell table:style-name="ce14" table:formula="of:=[.CH25]-SUM([.CH2:.CH21])*[.CH26]" office:value-type="float" office:value="0" calcext:value-type="float">
            <text:p>0</text:p>
          </table:table-cell>
          <table:table-cell table:style-name="ce14" table:formula="of:=[.CI25]-SUM([.CI2:.CI21])*[.CI26]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933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/>
          <table:table-cell table:style-name="ce25" office:value-type="string" calcext:value-type="string">
            <text:p>--------</text:p>
          </table:table-cell>
          <table:table-cell table:style-name="ce25" table:number-columns-repeated="7"/>
          <table:table-cell table:number-columns-repeated="933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7"/>
          <table:table-cell table:style-name="ce46" office:value-type="string" calcext:value-type="string">
            <text:p>Воробьев</text:p>
          </table:table-cell>
          <table:table-cell table:style-name="ce46" office:value-type="string" calcext:value-type="string">
            <text:p>Воробьева</text:p>
          </table:table-cell>
          <table:table-cell table:style-name="ce46" office:value-type="string" calcext:value-type="string">
            <text:p>Дорохин</text:p>
          </table:table-cell>
          <table:table-cell table:style-name="ce46" office:value-type="string" calcext:value-type="string">
            <text:p>Захаров</text:p>
          </table:table-cell>
          <table:table-cell table:style-name="ce46" office:value-type="string" calcext:value-type="string">
            <text:p>Иванова</text:p>
          </table:table-cell>
          <table:table-cell table:style-name="ce46" office:value-type="string" calcext:value-type="string">
            <text:p>Лисицын</text:p>
          </table:table-cell>
          <table:table-cell table:style-name="ce46" office:value-type="string" calcext:value-type="string">
            <text:p>Мулюков</text:p>
          </table:table-cell>
          <table:table-cell table:style-name="ce46" office:value-type="string" calcext:value-type="string">
            <text:p>Мурлатов</text:p>
          </table:table-cell>
          <table:table-cell table:style-name="ce46" office:value-type="string" calcext:value-type="string">
            <text:p>Павлюк</text:p>
          </table:table-cell>
          <table:table-cell table:style-name="ce46" office:value-type="string" calcext:value-type="string">
            <text:p>Пискун</text:p>
          </table:table-cell>
          <table:table-cell table:style-name="ce46" office:value-type="string" calcext:value-type="string">
            <text:p>Полищук </text:p>
          </table:table-cell>
          <table:table-cell table:style-name="ce46" office:value-type="string" calcext:value-type="string">
            <text:p>Рагимов</text:p>
          </table:table-cell>
          <table:table-cell table:style-name="ce46" office:value-type="string" calcext:value-type="string">
            <text:p>Скиднов</text:p>
          </table:table-cell>
          <table:table-cell table:style-name="ce46" office:value-type="string" calcext:value-type="string">
            <text:p>Фатеев</text:p>
          </table:table-cell>
          <table:table-cell table:style-name="ce46" office:value-type="string" calcext:value-type="string">
            <text:p>Улитин</text:p>
          </table:table-cell>
          <table:table-cell table:style-name="ce46" office:value-type="string" calcext:value-type="string">
            <text:p>Ковалев</text:p>
          </table:table-cell>
          <table:table-cell table:style-name="ce46" office:value-type="string" calcext:value-type="string">
            <text:p>Чердинцев</text:p>
          </table:table-cell>
          <table:table-cell table:style-name="ce46" office:value-type="string" calcext:value-type="string">
            <text:p>Уваркин</text:p>
          </table:table-cell>
          <table:table-cell table:style-name="ce46" office:value-type="string" calcext:value-type="string">
            <text:p>Малинин</text:p>
          </table:table-cell>
          <table:table-cell table:style-name="ce46" office:value-type="string" calcext:value-type="string">
            <text:p>Кропачева</text:p>
          </table:table-cell>
          <table:table-cell table:style-name="ce52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 table:number-columns-spanned="1" table:number-rows-spanned="20">
            <text:p>кто должен</text:p>
          </table:table-cell>
          <table:table-cell table:style-name="ce46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33:.$AMJ33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63" calcext:value-type="string">
            <text:p>63</text:p>
          </table:table-cell>
          <table:table-cell table:style-name="ce14" table:formula="of:=SUMIF([$'Посещения + Долги'.$A$28:.$AMJ$28] ; [.R$6]; [.$A36:.$AMJ36])" office:value-type="string" office:string-value="85" calcext:value-type="string">
            <text:p>85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56" calcext:value-type="string">
            <text:p>156</text:p>
          </table:table-cell>
          <table:table-cell table:style-name="ce14" table:formula="of:=SUMIF([$'Посещения + Долги'.$A$28:.$AMJ$28] ; [.R$6]; [.$A39:.$AMJ39])" office:value-type="string" office:string-value="73" calcext:value-type="string">
            <text:p>73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164" calcext:value-type="string">
            <text:p>164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188" calcext:value-type="string">
            <text:p>188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270" calcext:value-type="string">
            <text:p>270</text:p>
          </table:table-cell>
          <table:table-cell table:style-name="ce14" table:formula="of:=SUMIF([$'Посещения + Долги'.$A$28:.$AMJ$28] ; [.R$6]; [.$A43:.$AMJ43])" office:value-type="string" office:string-value="320" calcext:value-type="string">
            <text:p>32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235" calcext:value-type="string">
            <text:p>235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299" calcext:value-type="string">
            <text:p>299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47:.$AMJ47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48:.$AMJ48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49:.$AMJ49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270" calcext:value-type="string">
            <text:p>270</text:p>
          </table:table-cell>
          <table:table-cell table:style-name="ce14" table:formula="of:=SUMIF([$'Посещения + Долги'.$A$28:.$AMJ$28] ; [.R$6]; [.$A50:.$AMJ50])" office:value-type="string" office:string-value="235" calcext:value-type="string">
            <text:p>235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8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4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</text:p>
          </table:table-cell>
          <table:table-cell table:style-name="ce50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1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0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1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0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1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0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1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0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1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0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1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0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1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0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1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0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1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0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1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0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1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0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1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0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0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1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0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1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0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1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0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1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0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1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0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1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0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1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0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1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0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1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1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1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1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1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1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1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1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1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1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1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1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1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1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1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1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1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1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1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1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1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1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1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1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1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1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1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1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1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1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1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1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1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1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1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1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1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1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1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1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1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1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1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а</text:p>
          </table:table-cell>
          <table:table-cell table:style-name="ce50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1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0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1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0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1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0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1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0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1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1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0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1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0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1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0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1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0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1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0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1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0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1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0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0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1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0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1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0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1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0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1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0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0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1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0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1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0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0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1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1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1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1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1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1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1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1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1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1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1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1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1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1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1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1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1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1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1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1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1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1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1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1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1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1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1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1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1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1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1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1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1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1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1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1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1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1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1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1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1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Дорохин</text:p>
          </table:table-cell>
          <table:table-cell table:style-name="ce50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1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0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1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0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1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0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1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0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1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0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1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0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1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0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1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0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1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0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1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0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1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0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1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0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1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0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1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0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1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0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1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0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1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0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1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0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1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0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1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0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1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0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1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1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1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1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1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1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1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1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1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1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1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1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1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1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1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1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1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1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1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1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1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1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1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1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1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1" table:formula="of:=IF(OR(ISTEXT([$'Посещения + Долги'.BR4]); [.$A33]=[.BR$52]); 0; [$'Посещения + Долги'.BR$26]*[$'Посещения + Долги'.BR4])" office:value-type="string" office:string-value="0" calcext:value-type="string">
            <text:p>0</text:p>
          </table:table-cell>
          <table:table-cell table:style-name="ce51" table:formula="of:=IF(OR(ISTEXT([$'Посещения + Долги'.BS4]); [.$A33]=[.BS$52]); 0; [$'Посещения + Долги'.BS$26]*[$'Посещения + Долги'.BS4])" office:value-type="string" office:string-value="0" calcext:value-type="string">
            <text:p>0</text:p>
          </table:table-cell>
          <table:table-cell table:style-name="ce51" table:formula="of:=IF(OR(ISTEXT([$'Посещения + Долги'.BT4]); [.$A33]=[.BT$52]); 0; [$'Посещения + Долги'.BT$26]*[$'Посещения + Долги'.BT4])" office:value-type="string" office:string-value="56.25" calcext:value-type="string">
            <text:p>56.25</text:p>
          </table:table-cell>
          <table:table-cell table:style-name="ce51" table:formula="of:=IF(OR(ISTEXT([$'Посещения + Долги'.BU4]); [.$A33]=[.BU$52]); 0; [$'Посещения + Долги'.BU$26]*[$'Посещения + Долги'.BU4])" office:value-type="string" office:string-value="62.5" calcext:value-type="string">
            <text:p>62.5</text:p>
          </table:table-cell>
          <table:table-cell table:style-name="ce51" table:formula="of:=IF(OR(ISTEXT([$'Посещения + Долги'.BV4]); [.$A33]=[.BV$52]); 0; [$'Посещения + Долги'.BV$26]*[$'Посещения + Долги'.BV4])" office:value-type="string" office:string-value="40" calcext:value-type="string">
            <text:p>40</text:p>
          </table:table-cell>
          <table:table-cell table:style-name="ce51" table:formula="of:=IF(OR(ISTEXT([$'Посещения + Долги'.BW4]); [.$A33]=[.BW$52]); 0; [$'Посещения + Долги'.BW$26]*[$'Посещения + Долги'.BW4])" office:value-type="string" office:string-value="45" calcext:value-type="string">
            <text:p>45</text:p>
          </table:table-cell>
          <table:table-cell table:style-name="ce51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1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1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1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1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1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1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1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1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1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1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Захаров</text:p>
          </table:table-cell>
          <table:table-cell table:style-name="ce50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1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0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1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0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1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0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1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0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1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0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1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0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1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0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1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0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1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0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1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0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1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0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1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0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1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0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1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0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1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0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1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0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1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0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1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0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1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0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1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0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1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0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1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1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1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1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1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1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1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1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1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1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1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1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1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1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1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1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1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1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1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1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1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1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1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1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1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1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1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1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1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1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1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1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1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1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1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1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1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1" table:formula="of:=IF(OR(ISTEXT([$'Посещения + Долги'.CD5]); [.$A34]=[.CD$52]); 0; [$'Посещения + Долги'.CD$26]*[$'Посещения + Долги'.CD5])" office:value-type="string" office:string-value="0" calcext:value-type="string">
            <text:p>0</text:p>
          </table:table-cell>
          <table:table-cell table:style-name="ce51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1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1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1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1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Иванова</text:p>
          </table:table-cell>
          <table:table-cell table:style-name="ce50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1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0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1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0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1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0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1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0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1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0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1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0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1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0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1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0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1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0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1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0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1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0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1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0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1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0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1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0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1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0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1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0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1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0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1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0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1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0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1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0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1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0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1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1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1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1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1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1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1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1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1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1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1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1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1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1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1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1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1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1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1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1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1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1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1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1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1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1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51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51" table:formula="of:=IF(OR(ISTEXT([$'Посещения + Долги'.BT6]); [.$A35]=[.BT$52]); 0; [$'Посещения + Долги'.BT$26]*[$'Посещения + Долги'.BT6])" office:value-type="string" office:string-value="56.25" calcext:value-type="string">
            <text:p>56.25</text:p>
          </table:table-cell>
          <table:table-cell table:style-name="ce51" table:formula="of:=IF(OR(ISTEXT([$'Посещения + Долги'.BU6]); [.$A35]=[.BU$52]); 0; [$'Посещения + Долги'.BU$26]*[$'Посещения + Долги'.BU6])" office:value-type="string" office:string-value="62.5" calcext:value-type="string">
            <text:p>62.5</text:p>
          </table:table-cell>
          <table:table-cell table:style-name="ce51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1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1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1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1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1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1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1" table:formula="of:=IF(OR(ISTEXT([$'Посещения + Долги'.CD6]); [.$A35]=[.CD$52]); 0; [$'Посещения + Долги'.CD$26]*[$'Посещения + Долги'.CD6])" office:value-type="string" office:string-value="0" calcext:value-type="string">
            <text:p>0</text:p>
          </table:table-cell>
          <table:table-cell table:style-name="ce51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1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1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1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1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Лисицын</text:p>
          </table:table-cell>
          <table:table-cell table:style-name="ce50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1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0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1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0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1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0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1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0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1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0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1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0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1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0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1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0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1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0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1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0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1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0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1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0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0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1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0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1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0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1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0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1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0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1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0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1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0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1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0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1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0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1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1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1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1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1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1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1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1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1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1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1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1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1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1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1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1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1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1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1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1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1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1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1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1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1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1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1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1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1" table:formula="of:=IF(OR(ISTEXT([$'Посещения + Долги'.BU7]); [.$A36]=[.BU$52]); 0; [$'Посещения + Долги'.BU$26]*[$'Посещения + Долги'.BU7])" office:value-type="string" office:string-value="62.5" calcext:value-type="string">
            <text:p>62.5</text:p>
          </table:table-cell>
          <table:table-cell table:style-name="ce51" table:formula="of:=IF(OR(ISTEXT([$'Посещения + Долги'.BV7]); [.$A36]=[.BV$52]); 0; [$'Посещения + Долги'.BV$26]*[$'Посещения + Долги'.BV7])" office:value-type="string" office:string-value="40" calcext:value-type="string">
            <text:p>40</text:p>
          </table:table-cell>
          <table:table-cell table:style-name="ce51" table:formula="of:=IF(OR(ISTEXT([$'Посещения + Долги'.BW7]); [.$A36]=[.BW$52]); 0; [$'Посещения + Долги'.BW$26]*[$'Посещения + Долги'.BW7])" office:value-type="string" office:string-value="45" calcext:value-type="string">
            <text:p>45</text:p>
          </table:table-cell>
          <table:table-cell table:style-name="ce51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1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1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1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1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1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1" table:formula="of:=IF(OR(ISTEXT([$'Посещения + Долги'.CD7]); [.$A36]=[.CD$52]); 0; [$'Посещения + Долги'.CD$26]*[$'Посещения + Долги'.CD7])" office:value-type="string" office:string-value="0" calcext:value-type="string">
            <text:p>0</text:p>
          </table:table-cell>
          <table:table-cell table:style-name="ce51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1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1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1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1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люков</text:p>
          </table:table-cell>
          <table:table-cell table:style-name="ce50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1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0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1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0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1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0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1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0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1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0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1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0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1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0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1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0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1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0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1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0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1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0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1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0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1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0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1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0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1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0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1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0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1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0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1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0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1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0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1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0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1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0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1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1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1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1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1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1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1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1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1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1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1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1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1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1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1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1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1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1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1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1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1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1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1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1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1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1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1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1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1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1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1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1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1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1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1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1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1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1" table:formula="of:=IF(OR(ISTEXT([$'Посещения + Долги'.CD8]); [.$A37]=[.CD$52]); 0; [$'Посещения + Долги'.CD$26]*[$'Посещения + Долги'.CD8])" office:value-type="string" office:string-value="0" calcext:value-type="string">
            <text:p>0</text:p>
          </table:table-cell>
          <table:table-cell table:style-name="ce51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1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1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1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1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рлатов</text:p>
          </table:table-cell>
          <table:table-cell table:style-name="ce50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1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0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1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0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1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0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1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0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1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1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0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1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0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1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0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1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0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1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0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1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0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1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0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0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1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0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1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0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1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0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1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0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1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0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1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0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1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0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1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0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1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1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1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1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1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1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1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1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1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1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1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1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1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1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1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1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1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1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1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1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1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1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1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1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1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1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1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1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1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1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1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1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1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1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1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1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1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1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1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1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1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1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1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авлюк</text:p>
          </table:table-cell>
          <table:table-cell table:style-name="ce50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1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0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1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0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1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0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1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0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1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0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1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0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1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0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1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0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1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0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1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0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1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0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1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0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1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0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1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0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1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0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1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0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1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0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1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0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1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0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1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0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1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0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1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1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1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1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1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1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1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1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1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1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1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1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1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1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1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1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1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1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1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1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1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1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1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1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1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1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1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1" table:formula="of:=IF(OR(ISTEXT([$'Посещения + Долги'.BT10]); [.$A39]=[.BT$52]); 0; [$'Посещения + Долги'.BT$26]*[$'Посещения + Долги'.BT10])" office:value-type="string" office:string-value="56.25" calcext:value-type="string">
            <text:p>56.25</text:p>
          </table:table-cell>
          <table:table-cell table:style-name="ce51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1" table:formula="of:=IF(OR(ISTEXT([$'Посещения + Долги'.BV10]); [.$A39]=[.BV$52]); 0; [$'Посещения + Долги'.BV$26]*[$'Посещения + Долги'.BV10])" office:value-type="string" office:string-value="40" calcext:value-type="string">
            <text:p>40</text:p>
          </table:table-cell>
          <table:table-cell table:style-name="ce51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1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1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1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1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1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1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1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1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1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1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1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искун</text:p>
          </table:table-cell>
          <table:table-cell table:style-name="ce50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1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0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1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0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1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0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1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0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1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0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1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0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1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0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1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0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1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0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1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0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1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0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1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0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0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1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0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1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0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1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0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1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0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1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0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1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0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1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0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1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0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1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1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1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1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1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1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1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1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1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1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1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1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1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1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1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1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1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1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1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1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1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1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1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1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1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1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1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1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1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1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1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1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1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1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1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1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1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1" table:formula="of:=IF(OR(ISTEXT([$'Посещения + Долги'.CD11]); [.$A40]=[.CD$52]); 0; [$'Посещения + Долги'.CD$26]*[$'Посещения + Долги'.CD11])" office:value-type="string" office:string-value="0" calcext:value-type="string">
            <text:p>0</text:p>
          </table:table-cell>
          <table:table-cell table:style-name="ce51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1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1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1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1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олищук </text:p>
          </table:table-cell>
          <table:table-cell table:style-name="ce50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1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0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1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0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1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0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1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0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1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0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1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0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1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0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1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0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1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0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1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0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1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0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1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0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1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0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1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0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1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0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1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0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1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0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1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0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1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0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1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0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1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0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1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1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1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1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1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1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1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1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1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1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1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1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1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1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1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1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1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1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1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1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1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1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1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1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1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1" table:formula="of:=IF(OR(ISTEXT([$'Посещения + Долги'.BR12]); [.$A41]=[.BR$52]); 0; [$'Посещения + Долги'.BR$26]*[$'Посещения + Долги'.BR12])" office:value-type="string" office:string-value="0" calcext:value-type="string">
            <text:p>0</text:p>
          </table:table-cell>
          <table:table-cell table:style-name="ce51" table:formula="of:=IF(OR(ISTEXT([$'Посещения + Долги'.BS12]); [.$A41]=[.BS$52]); 0; [$'Посещения + Долги'.BS$26]*[$'Посещения + Долги'.BS12])" office:value-type="string" office:string-value="0" calcext:value-type="string">
            <text:p>0</text:p>
          </table:table-cell>
          <table:table-cell table:style-name="ce51" table:formula="of:=IF(OR(ISTEXT([$'Посещения + Долги'.BT12]); [.$A41]=[.BT$52]); 0; [$'Посещения + Долги'.BT$26]*[$'Посещения + Долги'.BT12])" office:value-type="string" office:string-value="56.25" calcext:value-type="string">
            <text:p>56.25</text:p>
          </table:table-cell>
          <table:table-cell table:style-name="ce51" table:formula="of:=IF(OR(ISTEXT([$'Посещения + Долги'.BU12]); [.$A41]=[.BU$52]); 0; [$'Посещения + Долги'.BU$26]*[$'Посещения + Долги'.BU12])" office:value-type="string" office:string-value="62.5" calcext:value-type="string">
            <text:p>62.5</text:p>
          </table:table-cell>
          <table:table-cell table:style-name="ce51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1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1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1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1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1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1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1" table:formula="of:=IF(OR(ISTEXT([$'Посещения + Долги'.CD12]); [.$A41]=[.CD$52]); 0; [$'Посещения + Долги'.CD$26]*[$'Посещения + Долги'.CD12])" office:value-type="string" office:string-value="0" calcext:value-type="string">
            <text:p>0</text:p>
          </table:table-cell>
          <table:table-cell table:style-name="ce51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1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1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1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1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Рагимов</text:p>
          </table:table-cell>
          <table:table-cell table:style-name="ce50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1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0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1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0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1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0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1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0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1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0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1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0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1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0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1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0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1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0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1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0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1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0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1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0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1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0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1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0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1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0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1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0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1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0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1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0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1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0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1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0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1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0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1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1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1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1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1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1" table:formula="of:=IF(OR(ISTEXT([$'Посещения + Долги'.AX13]); [.$A42]=[.AX$52]); 0; [$'Посещения + Долги'.AX$26]*[$'Посещения + Долги'.AX13])" office:value-type="string" office:string-value="51.42857143" calcext:value-type="string">
            <text:p>51.42857143</text:p>
          </table:table-cell>
          <table:table-cell table:style-name="ce51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1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1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1" table:formula="of:=IF(OR(ISTEXT([$'Посещения + Долги'.BB13]); [.$A42]=[.BB$52]); 0; [$'Посещения + Долги'.BB$26]*[$'Посещения + Долги'.BB13])" office:value-type="string" office:string-value="51.42857143" calcext:value-type="string">
            <text:p>51.42857143</text:p>
          </table:table-cell>
          <table:table-cell table:style-name="ce51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1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1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1" table:formula="of:=IF(OR(ISTEXT([$'Посещения + Долги'.BF13]); [.$A42]=[.BF$52]); 0; [$'Посещения + Долги'.BF$26]*[$'Посещения + Долги'.BF13])" office:value-type="string" office:string-value="40" calcext:value-type="string">
            <text:p>40</text:p>
          </table:table-cell>
          <table:table-cell table:style-name="ce51" table:formula="of:=IF(OR(ISTEXT([$'Посещения + Долги'.BG13]); [.$A42]=[.BG$52]); 0; [$'Посещения + Долги'.BG$26]*[$'Посещения + Долги'.BG13])" office:value-type="string" office:string-value="45" calcext:value-type="string">
            <text:p>45</text:p>
          </table:table-cell>
          <table:table-cell table:style-name="ce51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1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1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1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1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1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1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1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1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1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1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1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1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1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1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1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1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1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1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1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1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1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1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1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1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1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1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1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Скиднов</text:p>
          </table:table-cell>
          <table:table-cell table:style-name="ce50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1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0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1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0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1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0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1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0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1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0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1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0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1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0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1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0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1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0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1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0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1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0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1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0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1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0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1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0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1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0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1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0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1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0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1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0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1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0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1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0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1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0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1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1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1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1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1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1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1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1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1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1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1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1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1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1" table:formula="of:=IF(OR(ISTEXT([$'Посещения + Долги'.BF14]); [.$A43]=[.BF$52]); 0; [$'Посещения + Долги'.BF$26]*[$'Посещения + Долги'.BF14])" office:value-type="string" office:string-value="40" calcext:value-type="string">
            <text:p>40</text:p>
          </table:table-cell>
          <table:table-cell table:style-name="ce51" table:formula="of:=IF(OR(ISTEXT([$'Посещения + Долги'.BG14]); [.$A43]=[.BG$52]); 0; [$'Посещения + Долги'.BG$26]*[$'Посещения + Долги'.BG14])" office:value-type="string" office:string-value="45" calcext:value-type="string">
            <text:p>45</text:p>
          </table:table-cell>
          <table:table-cell table:style-name="ce51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1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1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1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1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1" table:formula="of:=IF(OR(ISTEXT([$'Посещения + Долги'.BN14]); [.$A43]=[.BN$52]); 0; [$'Посещения + Долги'.BN$26]*[$'Посещения + Долги'.BN14])" office:value-type="string" office:string-value="36" calcext:value-type="string">
            <text:p>36</text:p>
          </table:table-cell>
          <table:table-cell table:style-name="ce51" table:formula="of:=IF(OR(ISTEXT([$'Посещения + Долги'.BO14]); [.$A43]=[.BO$52]); 0; [$'Посещения + Долги'.BO$26]*[$'Посещения + Долги'.BO14])" office:value-type="string" office:string-value="36" calcext:value-type="string">
            <text:p>36</text:p>
          </table:table-cell>
          <table:table-cell table:style-name="ce51" table:formula="of:=IF(OR(ISTEXT([$'Посещения + Долги'.BP14]); [.$A43]=[.BP$52]); 0; [$'Посещения + Долги'.BP$26]*[$'Посещения + Долги'.BP14])" office:value-type="string" office:string-value="45" calcext:value-type="string">
            <text:p>45</text:p>
          </table:table-cell>
          <table:table-cell table:style-name="ce51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1" table:formula="of:=IF(OR(ISTEXT([$'Посещения + Долги'.BR14]); [.$A43]=[.BR$52]); 0; [$'Посещения + Долги'.BR$26]*[$'Посещения + Долги'.BR14])" office:value-type="string" office:string-value="0" calcext:value-type="string">
            <text:p>0</text:p>
          </table:table-cell>
          <table:table-cell table:style-name="ce51" table:formula="of:=IF(OR(ISTEXT([$'Посещения + Долги'.BS14]); [.$A43]=[.BS$52]); 0; [$'Посещения + Долги'.BS$26]*[$'Посещения + Долги'.BS14])" office:value-type="string" office:string-value="0" calcext:value-type="string">
            <text:p>0</text:p>
          </table:table-cell>
          <table:table-cell table:style-name="ce51" table:formula="of:=IF(OR(ISTEXT([$'Посещения + Долги'.BT14]); [.$A43]=[.BT$52]); 0; [$'Посещения + Долги'.BT$26]*[$'Посещения + Долги'.BT14])" office:value-type="string" office:string-value="56.25" calcext:value-type="string">
            <text:p>56.25</text:p>
          </table:table-cell>
          <table:table-cell table:style-name="ce51" table:formula="of:=IF(OR(ISTEXT([$'Посещения + Долги'.BU14]); [.$A43]=[.BU$52]); 0; [$'Посещения + Долги'.BU$26]*[$'Посещения + Долги'.BU14])" office:value-type="string" office:string-value="62.5" calcext:value-type="string">
            <text:p>62.5</text:p>
          </table:table-cell>
          <table:table-cell table:style-name="ce51" table:formula="of:=IF(OR(ISTEXT([$'Посещения + Долги'.BV14]); [.$A43]=[.BV$52]); 0; [$'Посещения + Долги'.BV$26]*[$'Посещения + Долги'.BV14])" office:value-type="string" office:string-value="40" calcext:value-type="string">
            <text:p>40</text:p>
          </table:table-cell>
          <table:table-cell table:style-name="ce51" table:formula="of:=IF(OR(ISTEXT([$'Посещения + Долги'.BW14]); [.$A43]=[.BW$52]); 0; [$'Посещения + Долги'.BW$26]*[$'Посещения + Долги'.BW14])" office:value-type="string" office:string-value="45" calcext:value-type="string">
            <text:p>45</text:p>
          </table:table-cell>
          <table:table-cell table:style-name="ce51" table:formula="of:=IF(OR(ISTEXT([$'Посещения + Долги'.BX14]); [.$A43]=[.BX$52]); 0; [$'Посещения + Долги'.BX$26]*[$'Посещения + Долги'.BX1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1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1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1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1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1" table:formula="of:=IF(OR(ISTEXT([$'Посещения + Долги'.CD14]); [.$A43]=[.CD$52]); 0; [$'Посещения + Долги'.CD$26]*[$'Посещения + Долги'.CD14])" office:value-type="string" office:string-value="0" calcext:value-type="string">
            <text:p>0</text:p>
          </table:table-cell>
          <table:table-cell table:style-name="ce51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1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1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1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1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Фатеев</text:p>
          </table:table-cell>
          <table:table-cell table:style-name="ce50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1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0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1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0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1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0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1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0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1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0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1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0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1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0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1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0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1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0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1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0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1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0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1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0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0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1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0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1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0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1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0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1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0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1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0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1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0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1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0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1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0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1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1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1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1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1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1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1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1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1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1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1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1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1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1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1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1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1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1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1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1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1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1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1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1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1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1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1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1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1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1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1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1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1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1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1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1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1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1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1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1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1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1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1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литин</text:p>
          </table:table-cell>
          <table:table-cell table:style-name="ce50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1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0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1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0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1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0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1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0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1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0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1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0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1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0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1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0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1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0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1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0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1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0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1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0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1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0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1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0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1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0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1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0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1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0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1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0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1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0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1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0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1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0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1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1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1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1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1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1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1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1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1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1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1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1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1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1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1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1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1" table:formula="of:=IF(OR(ISTEXT([$'Посещения + Долги'.BI16]); [.$A45]=[.BI$52]); 0; [$'Посещения + Долги'.BI$26]*[$'Посещения + Долги'.BI16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1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1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1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1" table:formula="of:=IF(OR(ISTEXT([$'Посещения + Долги'.BN16]); [.$A45]=[.BN$52]); 0; [$'Посещения + Долги'.BN$26]*[$'Посещения + Долги'.BN16])" office:value-type="string" office:string-value="36" calcext:value-type="string">
            <text:p>36</text:p>
          </table:table-cell>
          <table:table-cell table:style-name="ce51" table:formula="of:=IF(OR(ISTEXT([$'Посещения + Долги'.BO16]); [.$A45]=[.BO$52]); 0; [$'Посещения + Долги'.BO$26]*[$'Посещения + Долги'.BO16])" office:value-type="string" office:string-value="36" calcext:value-type="string">
            <text:p>36</text:p>
          </table:table-cell>
          <table:table-cell table:style-name="ce51" table:formula="of:=IF(OR(ISTEXT([$'Посещения + Долги'.BP16]); [.$A45]=[.BP$52]); 0; [$'Посещения + Долги'.BP$26]*[$'Посещения + Долги'.BP16])" office:value-type="string" office:string-value="45" calcext:value-type="string">
            <text:p>45</text:p>
          </table:table-cell>
          <table:table-cell table:style-name="ce51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1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1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1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1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1" table:formula="of:=IF(OR(ISTEXT([$'Посещения + Долги'.BV16]); [.$A45]=[.BV$52]); 0; [$'Посещения + Долги'.BV$26]*[$'Посещения + Долги'.BV16])" office:value-type="string" office:string-value="40" calcext:value-type="string">
            <text:p>40</text:p>
          </table:table-cell>
          <table:table-cell table:style-name="ce51" table:formula="of:=IF(OR(ISTEXT([$'Посещения + Долги'.BW16]); [.$A45]=[.BW$52]); 0; [$'Посещения + Долги'.BW$26]*[$'Посещения + Долги'.BW16])" office:value-type="string" office:string-value="45" calcext:value-type="string">
            <text:p>45</text:p>
          </table:table-cell>
          <table:table-cell table:style-name="ce51" table:formula="of:=IF(OR(ISTEXT([$'Посещения + Долги'.BX16]); [.$A45]=[.BX$52]); 0; [$'Посещения + Долги'.BX$26]*[$'Посещения + Долги'.BX1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1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1" table:formula="of:=IF(OR(ISTEXT([$'Посещения + Долги'.CA16]); [.$A45]=[.CA$52]); 0; [$'Посещения + Долги'.CA$26]*[$'Посещения + Долги'.CA16])" office:value-type="string" office:string-value="50" calcext:value-type="string">
            <text:p>50</text:p>
          </table:table-cell>
          <table:table-cell table:style-name="ce51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1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1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1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1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1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1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1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овалев</text:p>
          </table:table-cell>
          <table:table-cell table:style-name="ce50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0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0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0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0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0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0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0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0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0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0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0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0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0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0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0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0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0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0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0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0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0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0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0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0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0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0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0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0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0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0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0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0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0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0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0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0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0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0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0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0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0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0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0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0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0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0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0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0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0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0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0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0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0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0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0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0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0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0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0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0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0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0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0" table:formula="of:=IF(OR(ISTEXT([$'Посещения + Долги'.BR17]); [.$A46]=[.BR$52]); 0; [$'Посещения + Долги'.BR$26]*[$'Посещения + Долги'.BR17])" office:value-type="string" office:string-value="0" calcext:value-type="string">
            <text:p>0</text:p>
          </table:table-cell>
          <table:table-cell table:style-name="ce50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0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0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0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0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0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0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0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0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0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0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0" table:formula="of:=IF(OR(ISTEXT([$'Посещения + Долги'.CD17]); [.$A46]=[.CD$52]); 0; [$'Посещения + Долги'.CD$26]*[$'Посещения + Долги'.CD17])" office:value-type="string" office:string-value="0" calcext:value-type="string">
            <text:p>0</text:p>
          </table:table-cell>
          <table:table-cell table:style-name="ce50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0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0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0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0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Чердинцев</text:p>
          </table:table-cell>
          <table:table-cell table:style-name="ce50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0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0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0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0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0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0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0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0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0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0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0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0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0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0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0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0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0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0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0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0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0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0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0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0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0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0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0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0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0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0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0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0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0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0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0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0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0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0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0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0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0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0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0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0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0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0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0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0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0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0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0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0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0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0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0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0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0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0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0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0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0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0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0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0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0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0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0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0" table:formula="of:=IF(OR(ISTEXT([$'Посещения + Долги'.BR18]); [.$A47]=[.BR$52]); 0; [$'Посещения + Долги'.BR$26]*[$'Посещения + Долги'.BR18])" office:value-type="string" office:string-value="0" calcext:value-type="string">
            <text:p>0</text:p>
          </table:table-cell>
          <table:table-cell table:style-name="ce50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0" table:formula="of:=IF(OR(ISTEXT([$'Посещения + Долги'.BT18]); [.$A47]=[.BT$52]); 0; [$'Посещения + Долги'.BT$26]*[$'Посещения + Долги'.BT18])" office:value-type="string" office:string-value="56.25" calcext:value-type="string">
            <text:p>56.25</text:p>
          </table:table-cell>
          <table:table-cell table:style-name="ce50" table:formula="of:=IF(OR(ISTEXT([$'Посещения + Долги'.BU18]); [.$A47]=[.BU$52]); 0; [$'Посещения + Долги'.BU$26]*[$'Посещения + Долги'.BU18])" office:value-type="string" office:string-value="62.5" calcext:value-type="string">
            <text:p>62.5</text:p>
          </table:table-cell>
          <table:table-cell table:style-name="ce50" table:formula="of:=IF(OR(ISTEXT([$'Посещения + Долги'.BV18]); [.$A47]=[.BV$52]); 0; [$'Посещения + Долги'.BV$26]*[$'Посещения + Долги'.BV18])" office:value-type="string" office:string-value="40" calcext:value-type="string">
            <text:p>40</text:p>
          </table:table-cell>
          <table:table-cell table:style-name="ce50" table:formula="of:=IF(OR(ISTEXT([$'Посещения + Долги'.BW18]); [.$A47]=[.BW$52]); 0; [$'Посещения + Долги'.BW$26]*[$'Посещения + Долги'.BW18])" office:value-type="string" office:string-value="45" calcext:value-type="string">
            <text:p>45</text:p>
          </table:table-cell>
          <table:table-cell table:style-name="ce50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0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0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0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0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0" table:formula="of:=IF(OR(ISTEXT([$'Посещения + Долги'.CD18]); [.$A47]=[.CD$52]); 0; [$'Посещения + Долги'.CD$26]*[$'Посещения + Долги'.CD18])" office:value-type="string" office:string-value="0" calcext:value-type="string">
            <text:p>0</text:p>
          </table:table-cell>
          <table:table-cell table:style-name="ce50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0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0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0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0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варкин</text:p>
          </table:table-cell>
          <table:table-cell table:style-name="ce50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0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0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0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0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0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0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0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0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0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0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0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0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0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0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0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0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0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0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0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0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0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0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0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0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0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0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0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0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0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0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0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0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0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0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0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0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0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0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0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0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0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0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0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0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0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0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0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0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0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0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0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0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0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0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0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0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0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0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0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0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0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0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0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0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0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0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0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0" table:formula="of:=IF(OR(ISTEXT([$'Посещения + Долги'.BR19]); [.$A48]=[.BR$52]); 0; [$'Посещения + Долги'.BR$26]*[$'Посещения + Долги'.BR19])" office:value-type="string" office:string-value="0" calcext:value-type="string">
            <text:p>0</text:p>
          </table:table-cell>
          <table:table-cell table:style-name="ce50" table:formula="of:=IF(OR(ISTEXT([$'Посещения + Долги'.BS19]); [.$A48]=[.BS$52]); 0; [$'Посещения + Долги'.BS$26]*[$'Посещения + Долги'.BS19])" office:value-type="string" office:string-value="0" calcext:value-type="string">
            <text:p>0</text:p>
          </table:table-cell>
          <table:table-cell table:style-name="ce50" table:formula="of:=IF(OR(ISTEXT([$'Посещения + Долги'.BT19]); [.$A48]=[.BT$52]); 0; [$'Посещения + Долги'.BT$26]*[$'Посещения + Долги'.BT19])" office:value-type="string" office:string-value="56.25" calcext:value-type="string">
            <text:p>56.25</text:p>
          </table:table-cell>
          <table:table-cell table:style-name="ce50" table:formula="of:=IF(OR(ISTEXT([$'Посещения + Долги'.BU19]); [.$A48]=[.BU$52]); 0; [$'Посещения + Долги'.BU$26]*[$'Посещения + Долги'.BU19])" office:value-type="string" office:string-value="62.5" calcext:value-type="string">
            <text:p>62.5</text:p>
          </table:table-cell>
          <table:table-cell table:style-name="ce50" table:formula="of:=IF(OR(ISTEXT([$'Посещения + Долги'.BV19]); [.$A48]=[.BV$52]); 0; [$'Посещения + Долги'.BV$26]*[$'Посещения + Долги'.BV19])" office:value-type="string" office:string-value="40" calcext:value-type="string">
            <text:p>40</text:p>
          </table:table-cell>
          <table:table-cell table:style-name="ce50" table:formula="of:=IF(OR(ISTEXT([$'Посещения + Долги'.BW19]); [.$A48]=[.BW$52]); 0; [$'Посещения + Долги'.BW$26]*[$'Посещения + Долги'.BW19])" office:value-type="string" office:string-value="45" calcext:value-type="string">
            <text:p>45</text:p>
          </table:table-cell>
          <table:table-cell table:style-name="ce50" table:formula="of:=IF(OR(ISTEXT([$'Посещения + Долги'.BX19]); [.$A48]=[.BX$52]); 0; [$'Посещения + Долги'.BX$26]*[$'Посещения + Долги'.BX19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0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0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0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0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0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0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0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0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0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0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алинин</text:p>
          </table:table-cell>
          <table:table-cell table:style-name="ce50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0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0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0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0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0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0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0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0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0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0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0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0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0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0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0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0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0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0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0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0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0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0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0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0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0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0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0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0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0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0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0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0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0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0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0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0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0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0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0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0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0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0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0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0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0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0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0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0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0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0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0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0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0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0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0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0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0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0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0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0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0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0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0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0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0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0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0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0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50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50" table:formula="of:=IF(OR(ISTEXT([$'Посещения + Долги'.BT20]); [.$A49]=[.BT$52]); 0; [$'Посещения + Долги'.BT$26]*[$'Посещения + Долги'.BT20])" office:value-type="string" office:string-value="56.25" calcext:value-type="string">
            <text:p>56.25</text:p>
          </table:table-cell>
          <table:table-cell table:style-name="ce50" table:formula="of:=IF(OR(ISTEXT([$'Посещения + Долги'.BU20]); [.$A49]=[.BU$52]); 0; [$'Посещения + Долги'.BU$26]*[$'Посещения + Долги'.BU20])" office:value-type="string" office:string-value="62.5" calcext:value-type="string">
            <text:p>62.5</text:p>
          </table:table-cell>
          <table:table-cell table:style-name="ce50" table:formula="of:=IF(OR(ISTEXT([$'Посещения + Долги'.BV20]); [.$A49]=[.BV$52]); 0; [$'Посещения + Долги'.BV$26]*[$'Посещения + Долги'.BV20])" office:value-type="string" office:string-value="40" calcext:value-type="string">
            <text:p>40</text:p>
          </table:table-cell>
          <table:table-cell table:style-name="ce50" table:formula="of:=IF(OR(ISTEXT([$'Посещения + Долги'.BW20]); [.$A49]=[.BW$52]); 0; [$'Посещения + Долги'.BW$26]*[$'Посещения + Долги'.BW20])" office:value-type="string" office:string-value="45" calcext:value-type="string">
            <text:p>45</text:p>
          </table:table-cell>
          <table:table-cell table:style-name="ce50" table:formula="of:=IF(OR(ISTEXT([$'Посещения + Долги'.BX20]); [.$A49]=[.BX$52]); 0; [$'Посещения + Долги'.BX$26]*[$'Посещения + Долги'.BX20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0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0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0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0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0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0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0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0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0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0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ропачева</text:p>
          </table:table-cell>
          <table:table-cell table:style-name="ce50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0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0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0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0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0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0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0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0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0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0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0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0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0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0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0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0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0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0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0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0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0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0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0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0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0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0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0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0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0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0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0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0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0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0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0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0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0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0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0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0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0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0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0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0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0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0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0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0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0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0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0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0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0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0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0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0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0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0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0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0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0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0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0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0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0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0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0" table:formula="of:=IF(OR(ISTEXT([$'Посещения + Долги'.BR21]); [.$A50]=[.BR$52]); 0; [$'Посещения + Долги'.BR$26]*[$'Посещения + Долги'.BR21])" office:value-type="string" office:string-value="0" calcext:value-type="string">
            <text:p>0</text:p>
          </table:table-cell>
          <table:table-cell table:style-name="ce50" table:formula="of:=IF(OR(ISTEXT([$'Посещения + Долги'.BS21]); [.$A50]=[.BS$52]); 0; [$'Посещения + Долги'.BS$26]*[$'Посещения + Долги'.BS21])" office:value-type="string" office:string-value="0" calcext:value-type="string">
            <text:p>0</text:p>
          </table:table-cell>
          <table:table-cell table:style-name="ce50" table:formula="of:=IF(OR(ISTEXT([$'Посещения + Долги'.BT21]); [.$A50]=[.BT$52]); 0; [$'Посещения + Долги'.BT$26]*[$'Посещения + Долги'.BT21])" office:value-type="string" office:string-value="56.25" calcext:value-type="string">
            <text:p>56.25</text:p>
          </table:table-cell>
          <table:table-cell table:style-name="ce50" table:formula="of:=IF(OR(ISTEXT([$'Посещения + Долги'.BU21]); [.$A50]=[.BU$52]); 0; [$'Посещения + Долги'.BU$26]*[$'Посещения + Долги'.BU21])" office:value-type="string" office:string-value="62.5" calcext:value-type="string">
            <text:p>62.5</text:p>
          </table:table-cell>
          <table:table-cell table:style-name="ce50" table:formula="of:=IF(OR(ISTEXT([$'Посещения + Долги'.BV21]); [.$A50]=[.BV$52]); 0; [$'Посещения + Долги'.BV$26]*[$'Посещения + Долги'.BV21])" office:value-type="string" office:string-value="40" calcext:value-type="string">
            <text:p>40</text:p>
          </table:table-cell>
          <table:table-cell table:style-name="ce50" table:formula="of:=IF(OR(ISTEXT([$'Посещения + Долги'.BW21]); [.$A50]=[.BW$52]); 0; [$'Посещения + Долги'.BW$26]*[$'Посещения + Долги'.BW21])" office:value-type="string" office:string-value="45" calcext:value-type="string">
            <text:p>45</text:p>
          </table:table-cell>
          <table:table-cell table:style-name="ce50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0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0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0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0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0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0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0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0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0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0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Харламов</text:p>
          </table:table-cell>
          <table:table-cell table:style-name="ce50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0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0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0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0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0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0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0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0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0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0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0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0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0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0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0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0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0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0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0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0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0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0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0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0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0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0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0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0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0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0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0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0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0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0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0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0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0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0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0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0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0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0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0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0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0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0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0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0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0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0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0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0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0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0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0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0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0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0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0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0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0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0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0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0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0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0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0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0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0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0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0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0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0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0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0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0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0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0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0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0" table:formula="of:=IF(OR(ISTEXT([$'Посещения + Долги'.CD22]); [.$A51]=[.CD$52]); 0; [$'Посещения + Долги'.CD$26]*[$'Посещения + Долги'.CD22])" office:value-type="string" office:string-value="0" calcext:value-type="string">
            <text:p>0</text:p>
          </table:table-cell>
          <table:table-cell table:style-name="ce50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0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0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0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0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float" office:value="0" calcext:value-type="float">
            <text:p>0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float" office:value="0" calcext:value-type="float">
            <text:p>0</text:p>
          </table:table-cell>
          <table:table-cell table:style-name="ce12" table:formula="of:=[$'Посещения + Долги'.CI28]" office:value-type="float" office:value="0" calcext:value-type="float">
            <text:p>0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49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31" meta:object-count="0"/>
    <meta:generator>LibreOfficeDev/5.1.0.3$Linux_X86_64 LibreOffice_project/</meta:generator>
  </office:meta>
</office:document-meta>
</file>